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32H02M58.248051S" calcext:value-type="time">
            <text:p>732:0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5H01M55.444S" calcext:value-type="time">
            <text:p>05:01</text:p>
          </table:table-cell>
          <table:table-cell table:style-name="ce3"/>
          <table:table-cell office:value-type="string" calcext:value-type="string">
            <text:p>Dialogue looping, sprite organization, door entry anim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12H51M55.166S" calcext:value-type="time">
            <text:p>12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08:17:38.6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1T14:54:44.752000000</dc:date>
    <dc:creator>Benjamin Laws</dc:creator>
    <meta:editing-duration>P31DT9H44M15S</meta:editing-duration>
    <meta:editing-cycles>834</meta:editing-cycles>
    <meta:generator>LibreOffice/7.2.6.2$Windows_X86_64 LibreOffice_project/b0ec3a565991f7569a5a7f5d24fed7f52653d754</meta:generator>
    <meta:document-statistic meta:table-count="2" meta:cell-count="1105" meta:object-count="0"/>
  </office:meta>
</office:document-meta>
</file>